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monospace, 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style:line-height-at-least="0.556cm" fo:padding="0cm" fo:border="none"/>
      <style:text-properties fo:font-variant="normal" fo:text-transform="none" fo:color="#acacac" fo:letter-spacing="normal"/>
    </style:style>
    <style:style style:name="P2" style:family="paragraph" style:parent-style-name="Text_20_body" style:list-style-name="L2">
      <style:paragraph-properties fo:margin-top="0cm" fo:margin-bottom="0cm" style:line-height-at-least="0.556cm" fo:padding="0cm" fo:border="none"/>
      <style:text-properties fo:font-variant="normal" fo:text-transform="none" fo:color="#acacac" fo:letter-spacing="normal"/>
    </style:style>
    <style:style style:name="P3" style:family="paragraph" style:parent-style-name="Text_20_body" style:list-style-name="L1">
      <style:paragraph-properties fo:margin-top="0cm" fo:margin-bottom="0cm" style:line-height-at-least="0.556cm" fo:padding="0cm" fo:border="none"/>
      <style:text-properties fo:font-variant="normal" fo:text-transform="none" fo:color="#acacac" style:font-name="Consolas" fo:font-size="9pt" fo:letter-spacing="normal" fo:font-style="normal" fo:font-weight="normal"/>
    </style:style>
    <style:style style:name="P4" style:family="paragraph" style:parent-style-name="Text_20_body" style:list-style-name="L2">
      <style:paragraph-properties fo:margin-top="0cm" fo:margin-bottom="0cm" style:line-height-at-least="0.556cm" fo:padding="0cm" fo:border="none"/>
      <style:text-properties fo:font-variant="normal" fo:text-transform="none" fo:color="#acacac" style:font-name="Consolas" fo:font-size="9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cm" style:line-height-at-least="0.556cm" fo:text-indent="0cm" style:auto-text-indent="false" fo:padding="0cm" fo:border="none"/>
    </style:style>
    <style:style style:name="P6" style:family="paragraph" style:parent-style-name="Preformatted_20_Text">
      <style:text-properties fo:font-variant="normal" fo:text-transform="none" fo:color="#000000" fo:letter-spacing="normal"/>
    </style:style>
    <style:style style:name="P7" style:family="paragraph" style:parent-style-name="Preformatted_20_Text">
      <style:text-properties fo:font-variant="normal" fo:text-transform="none" fo:color="#000000" fo:letter-spacing="normal" fo:font-style="normal" fo:font-weight="normal"/>
    </style:style>
    <style:style style:name="P8" style:family="paragraph" style:parent-style-name="Preformatted_20_Text">
      <style:paragraph-properties fo:margin-left="0cm" fo:margin-right="0cm" fo:margin-top="0cm" fo:margin-bottom="0cm" style:line-height-at-least="0.556cm" fo:text-indent="0cm" style:auto-text-indent="false" fo:padding="0cm" fo:border="none"/>
    </style:style>
    <style:style style:name="P9" style:family="paragraph" style:parent-style-name="Preformatted_20_Text">
      <style:paragraph-properties fo:margin-left="0cm" fo:margin-right="0cm" fo:margin-top="0cm" fo:margin-bottom="0cm" style:line-height-at-least="0.556cm" fo:text-indent="0cm" style:auto-text-indent="false" fo:padding="0cm" fo:border="none"/>
      <style:text-properties fo:font-variant="normal" fo:text-transform="none" fo:color="#000000" fo:letter-spacing="normal" fo:font-style="normal" fo:font-weight="normal"/>
    </style:style>
    <style:style style:name="P10" style:family="paragraph" style:parent-style-name="Preformatted_20_Text">
      <style:paragraph-properties fo:margin-top="0cm" fo:margin-bottom="0.499cm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style:font-name="Consolas" fo:font-size="9pt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Локализация, интернационализация.</text:p>
      <text:p text:style-name="Preformatted_20_Text"/>
      <text:p text:style-name="Preformatted_20_Text"/>
      <text:p text:style-name="P7">locale.properties</text:p>
      <text:p text:style-name="P7">local.message = Hello</text:p>
      <text:p text:style-name="P7">local.locbutton.name.en = EN</text:p>
      <text:p text:style-name="P7">local.locbutton.name.ru = RU</text:p>
      <text:p text:style-name="Preformatted_20_Text"/>
      <text:p text:style-name="Preformatted_20_Text"/>
      <text:p text:style-name="P7">locale_en.properties</text:p>
      <text:p text:style-name="P7">local.message = Hello</text:p>
      <text:p text:style-name="P7">local.locbutton.name.en = EN</text:p>
      <text:p text:style-name="P7">local.locbutton.name.ru = RU</text:p>
      <text:p text:style-name="Preformatted_20_Text"/>
      <text:p text:style-name="Preformatted_20_Text"/>
      <text:p text:style-name="P7">locale_ru.properties</text:p>
      <text:p text:style-name="P7">local.message = \u041F\u0440\u0438\u0432\u0435\u0442.</text:p>
      <text:p text:style-name="P7">local.locbutton.name.en = \u0430\u043D\u0433\u043B</text:p>
      <text:p text:style-name="P7">local.locbutton.name.ru = \u0440\u0443\u0441</text:p>
      <text:p text:style-name="Preformatted_20_Text"/>
      <text:p text:style-name="P7">package _java._ee._02._servlet;</text:p>
      <text:p text:style-name="P7">import java.io.IOException;</text:p>
      <text:p text:style-name="P7">import javax.servlet.ServletException;</text:p>
      <text:p text:style-name="P7">import javax.servlet.http.HttpServlet;</text:p>
      <text:p text:style-name="P7">import javax.servlet.http.HttpServletRequest;</text:p>
      <text:p text:style-name="P7">import javax.servlet.http.HttpServletResponse;</text:p>
      <text:p text:style-name="Preformatted_20_Text"/>
      <text:p text:style-name="P7">publicclass Controller extends HttpServlet {</text:p>
      <text:p text:style-name="P6"><text:s text:c="8"/><text:span text:style-name="T1">privatestaticfinallongserialVersionUID = 1L;</text:span></text:p>
      <text:p text:style-name="Preformatted_20_Text"/>
      <text:p text:style-name="P6"><text:s text:c="8"/><text:span text:style-name="T1">protectedvoid doPost(HttpServletRequest request, HttpServletResponse response) throws ServletException, IOException {</text:span></text:p>
      <text:p text:style-name="P6"><text:s text:c="16"/><text:span text:style-name="T1">request.getSession(true).setAttribute("local", request.getParameter("local"));</text:span></text:p>
      <text:p text:style-name="P6"><text:s text:c="16"/><text:span text:style-name="T1">request.getRequestDispatcher("index.jsp").forward(request, response);</text:span></text:p>
      <text:p text:style-name="P6"><text:s text:c="8"/><text:span text:style-name="T1">}</text:span></text:p>
      <text:p text:style-name="Preformatted_20_Text"/>
      <text:p text:style-name="P7">}</text:p>
      <text:p text:style-name="Preformatted_20_Text"/>
      <text:p text:style-name="Preformatted_20_Text"/>
      <text:p text:style-name="Preformatted_20_Text"/>
      <text:p text:style-name="P7">index.jsp</text:p>
      <text:p text:style-name="P7">&lt;%@pagelanguage="java"contentType="text/html; charset=utf-8"</text:p>
      <text:p text:style-name="P6"><text:s text:c="8"/><text:span text:style-name="T1">pageEncoding="utf-8"%&gt;</text:span></text:p>
      <text:p text:style-name="P7">&lt;%@tagliburi="http://java.sun.com/jsp/jstl/core"prefix="c"%&gt;</text:p>
      <text:p text:style-name="P7">&lt;%@tagliburi="http://java.sun.com/jsp/jstl/fmt"prefix="fmt"%&gt;</text:p>
      <text:p text:style-name="Preformatted_20_Text"/>
      <text:p text:style-name="P7">&lt;!DOCTYPEhtmlPUBLIC"-//W3C//DTD HTML 4.01 Transitional//EN""http://www.w3.org/TR/html4/loose.dtd"&gt;</text:p>
      <text:p text:style-name="P7">&lt;html&gt;</text:p>
      <text:p text:style-name="P7">&lt;head&gt;</text:p>
      <text:p text:style-name="P7">&lt;metahttp-equiv="Content-Type"content="text/html; charset=utf-8"&gt;</text:p>
      <text:p text:style-name="P7">&lt;title&gt;Insert title here&lt;/title&gt;</text:p>
      <text:p text:style-name="Preformatted_20_Text"/>
      <text:p text:style-name="P7">&lt;fmt:setLocalevalue="${sessionScope.local}"/&gt;</text:p>
      <text:p text:style-name="P7">&lt;fmt:setBundlebasename="localization.local"var="loc"/&gt;</text:p>
      <text:p text:style-name="P7">&lt;fmt:messagebundle="${loc}"key="local.message"var="message"/&gt;</text:p>
      <text:p text:style-name="P7">&lt;fmt:messagebundle="${loc}"key="local.locbutton.name.ru"</text:p>
      <text:p text:style-name="P6"><text:s text:c="8"/><text:span text:style-name="T1">var="ru_button"/&gt;</text:span></text:p>
      <text:p text:style-name="P7">&lt;fmt:messagebundle="${loc}"key="local.locbutton.name.en"</text:p>
      <text:p text:style-name="P6"><text:s text:c="8"/><text:span text:style-name="T1">var="en_button"/&gt;</text:span></text:p>
      <text:p text:style-name="Preformatted_20_Text"/>
      <text:p text:style-name="P7"><text:soft-page-break/>&lt;/head&gt;</text:p>
      <text:p text:style-name="P7">&lt;body&gt;</text:p>
      <text:p text:style-name="P6"><text:s text:c="8"/><text:span text:style-name="T1">&lt;formaction="Controller"method="post"&gt;</text:span></text:p>
      <text:p text:style-name="P6"><text:s text:c="16"/><text:span text:style-name="T1">&lt;inputtype="hidden"name="local"value="ru"/&gt;&lt;inputtype="submit"</text:span></text:p>
      <text:p text:style-name="P6"><text:s text:c="24"/><text:span text:style-name="T1">value="${ru_button}"/&gt;&lt;br/&gt;</text:span></text:p>
      <text:p text:style-name="P6"><text:s text:c="8"/><text:span text:style-name="T1">&lt;/form&gt;</text:span></text:p>
      <text:p text:style-name="Preformatted_20_Text"/>
      <text:p text:style-name="P6"><text:s text:c="8"/><text:span text:style-name="T1">&lt;formaction="Controller"method="post"&gt;</text:span></text:p>
      <text:p text:style-name="P6"><text:s text:c="16"/><text:span text:style-name="T1">&lt;inputtype="hidden"name="local"value="en"/&gt;&lt;inputtype="submit"</text:span></text:p>
      <text:p text:style-name="P6"><text:s text:c="24"/><text:span text:style-name="T1">value="${en_button}"/&gt;&lt;br/&gt;</text:span></text:p>
      <text:p text:style-name="P6"><text:s text:c="8"/><text:span text:style-name="T1">&lt;/form&gt;</text:span></text:p>
      <text:p text:style-name="Preformatted_20_Text"/>
      <text:p text:style-name="P6"><text:s text:c="8"/><text:span text:style-name="T1">&lt;c:outvalue="${message}"/&gt;</text:span></text:p>
      <text:p text:style-name="P7">&lt;/body&gt;</text:p>
      <text:p text:style-name="P10">&lt;/html&gt;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Menlo, Monaco, 'Lucida Console', 'Liberation Mono', 'DejaVu Sans Mono', 'Bitstream Vera Sans Mono', monospace, 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8S</meta:editing-duration>
    <meta:editing-cycles>3</meta:editing-cycles>
    <meta:generator>OpenOffice.org/3.4.1$Win32 OpenOffice.org_project/341m1$Build-9593</meta:generator>
    <dc:date>2015-09-18T16:50:39.63</dc:date>
    <meta:document-statistic meta:table-count="0" meta:image-count="0" meta:object-count="0" meta:page-count="2" meta:paragraph-count="56" meta:word-count="104" meta:character-count="2216"/>
    <meta:user-defined meta:name="Info 1"/>
    <meta:user-defined meta:name="Info 2"/>
    <meta:user-defined meta:name="Info 3"/>
    <meta:user-defined meta:name="Info 4"/>
  </office:meta>
</office:document-meta>
</file>